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30FD20708174B0D55FB.png" manifest:media-type="image/png"/>
  <manifest:file-entry manifest:full-path="Pictures/10000000000004A80000009962399B62F8D85DC3.png" manifest:media-type="image/png"/>
  <manifest:file-entry manifest:full-path="Pictures/10000000000004A800000095EC69245C19B46CB1.png" manifest:media-type="image/png"/>
  <manifest:file-entry manifest:full-path="Pictures/100000000000049D00000072D78017A57C8214B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0aa20d"/>
    </style:style>
    <style:style style:name="T2" style:family="text">
      <style:text-properties officeooo:rsid="000c72bd"/>
    </style:style>
    <style:style style:name="T3" style:family="text">
      <style:text-properties officeooo:rsid="000c8321"/>
    </style:style>
    <style:style style:name="T4" style:family="text">
      <style:text-properties officeooo:rsid="0005f6f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ESTE 01</text:span></text:p>
      <text:p text:style-name="P2"/>
      <text:p text:style-name="P2"><draw:frame draw:style-name="fr1" draw:name="Figura1" text:anchor-type="paragraph" svg:width="11.636cm" svg:height="13.66cm" draw:z-index="0"><draw:image xlink:href="Pictures/100000000000029B0000030FD20708174B0D55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2" text:anchor-type="paragraph" svg:width="17cm" svg:height="2.182cm" draw:z-index="1"><draw:image xlink:href="Pictures/10000000000004A80000009962399B62F8D85DC3.png" xlink:type="simple" xlink:show="embed" xlink:actuate="onLoad"/></draw:frame></text:p>
      <text:p text:style-name="P1"><draw:frame draw:style-name="fr2" draw:name="Figura3" text:anchor-type="paragraph" svg:width="17cm" svg:height="2.124cm" draw:z-index="2"><draw:image xlink:href="Pictures/10000000000004A800000095EC69245C19B46CB1.png" xlink:type="simple" xlink:show="embed" xlink:actuate="onLoad"/></draw:frame><draw:frame draw:style-name="fr3" draw:name="Figura4" text:anchor-type="paragraph" svg:y="2.434cm" svg:width="17cm" svg:height="1.64cm" draw:z-index="3"><draw:image xlink:href="Pictures/100000000000049D00000072D78017A57C8214B8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1:04:02.142000000</dc:date>
    <meta:editing-duration>PT2H14M11S</meta:editing-duration>
    <meta:editing-cycles>14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1" meta:word-count="2" meta:character-count="8" meta:non-whitespace-character-count="7"/>
  </office:meta>
</office:document-meta>
</file>